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fo:color="#7f0055" style:font-name="Monospace" fo:font-size="10pt" fo:font-weight="bold" style:font-size-asian="10pt" style:font-weight-asian="bold"/>
    </style:style>
    <style:style style:name="T2" style:family="text">
      <style:text-properties fo:color="#000000" style:font-name="Monospace" fo:font-size="10pt" style:font-size-asian="10pt"/>
    </style:style>
    <style:style style:name="T3" style:family="text">
      <style:text-properties fo:color="#000000" style:font-name="Monospace" fo:font-size="10pt" fo:font-weight="bold" style:font-size-asian="10pt" style:font-weight-asian="bold"/>
    </style:style>
    <style:style style:name="T4" style:family="text">
      <style:text-properties fo:color="#2a00ff" style:font-name="Monospace" fo:font-size="10pt" style:font-size-asian="10pt"/>
    </style:style>
    <style:style style:name="T5" style:family="text">
      <style:text-properties fo:color="#642880" style:font-name="Monospace" fo:font-size="10pt" fo:font-weight="bold" fo:background-color="#d4d4d4" loext:char-shading-value="0" style:font-size-asian="10pt" style:font-weight-asian="bold"/>
    </style:style>
    <style:style style:name="T6" style:family="text">
      <style:text-properties fo:color="#005032" style:font-name="Monospace" fo:font-size="10pt" style:font-size-asian="10pt"/>
    </style:style>
    <style:style style:name="T7" style:family="text">
      <style:text-properties fo:color="#0000c0" style:font-name="Monospace" fo:font-size="10pt" fo:font-style="italic" style:font-size-asian="10pt" style:font-style-asian="italic"/>
    </style:style>
    <style:style style:name="T8" style:family="text">
      <style:text-properties fo:color="#3f7f5f" style:font-name="Monospace" fo:font-size="10pt" style:font-size-asian="10pt"/>
    </style:style>
    <style:style style:name="T9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#include</text:span><text:span text:style-name="T2"> </text:span><text:span text:style-name="T4">&lt;iostream&gt;</text:span></text:p>
      <text:p text:style-name="P1"><text:span text:style-name="T1">#include</text:span><text:span text:style-name="T4">&lt;fstream&gt;</text:span></text:p>
      <text:p text:style-name="P1"><text:span text:style-name="T1">using</text:span><text:span text:style-name="T2"> </text:span><text:span text:style-name="T1">namespace</text:span><text:span text:style-name="T2"> std;</text:span></text:p>
      <text:p text:style-name="P2"/>
      <text:p text:style-name="P1"><text:span text:style-name="T1">int</text:span><text:span text:style-name="T2"> </text:span><text:span text:style-name="T3">main</text:span><text:span text:style-name="T2">(</text:span><text:span text:style-name="T1">int</text:span><text:span text:style-name="T2"> argc, </text:span><text:span text:style-name="T1">char</text:span><text:span text:style-name="T2"> **argv) {</text:span></text:p>
      <text:p text:style-name="P1"><text:span text:style-name="T2"><text:tab/></text:span><text:span text:style-name="T1">char</text:span><text:span text:style-name="T2"> arr[100];</text:span></text:p>
      <text:p text:style-name="P1"><text:span text:style-name="T2"><text:tab/>cout&lt;&lt;</text:span><text:span text:style-name="T4">"Enter name and age"</text:span><text:span text:style-name="T2">&lt;&lt;</text:span><text:span text:style-name="T5">endl</text:span><text:span text:style-name="T2">;</text:span></text:p>
      <text:p text:style-name="P1"><text:span text:style-name="T2"><text:tab/>cin.getline(arr,100);</text:span></text:p>
      <text:p text:style-name="P2"/>
      <text:p text:style-name="P1"><text:span text:style-name="T2"><text:tab/></text:span><text:span text:style-name="T6">ofstream</text:span><text:span text:style-name="T2"> file(</text:span><text:span text:style-name="T4">"sample.txt"</text:span><text:span text:style-name="T2">,</text:span><text:span text:style-name="T6">ios</text:span><text:span text:style-name="T2">::</text:span><text:span text:style-name="T7">app</text:span><text:span text:style-name="T2">);</text:span></text:p>
      <text:p text:style-name="P1"><text:span text:style-name="T2"><text:tab/>file&lt;&lt;arr&lt;&lt;</text:span><text:span text:style-name="T5">endl</text:span><text:span text:style-name="T2">;</text:span></text:p>
      <text:p text:style-name="P1"><text:span text:style-name="T2"><text:tab/>file.close();</text:span></text:p>
      <text:p text:style-name="P2"/>
      <text:p text:style-name="P1"><text:span text:style-name="T2"><text:s text:c="4"/></text:span><text:span text:style-name="T1">char</text:span><text:span text:style-name="T2"> arr1[100];</text:span></text:p>
      <text:p text:style-name="P1"><text:span text:style-name="T2"><text:tab/></text:span><text:span text:style-name="T6">ifstream</text:span><text:span text:style-name="T2"> myfile(</text:span><text:span text:style-name="T4">"sample.txt"</text:span><text:span text:style-name="T2">);</text:span></text:p>
      <text:p text:style-name="P2"/>
      <text:p text:style-name="P1"><text:span text:style-name="T2"><text:tab/>myfile.getline(arr1,100);</text:span></text:p>
      <text:p text:style-name="P1"><text:span text:style-name="T2"><text:tab/></text:span><text:span text:style-name="T8">//</text:span><text:span text:style-name="T9">myfile</text:span><text:span text:style-name="T8">&gt;&gt;arr1;</text:span><text:span text:style-name="T9">cout</text:span><text:span text:style-name="T8">&lt;&lt;endl;</text:span></text:p>
      <text:p text:style-name="P2"/>
      <text:p text:style-name="P1"><text:span text:style-name="T2"><text:tab/>cout&lt;&lt;arr1&lt;&lt;</text:span><text:span text:style-name="T5">endl</text:span><text:span text:style-name="T2">;</text:span></text:p>
      <text:p text:style-name="P1"><text:span text:style-name="T2"><text:tab/>myfile.close();</text:span></text:p>
      <text:p text:style-name="P2"/>
      <text:p text:style-name="P1"><text:span text:style-name="T2"><text:tab/></text:span><text:span text:style-name="T1">return</text:span><text:span text:style-name="T2"> 0;</text:span></text:p>
      <text:p text:style-name="P1"><text:span text:style-name="T2">}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2T15:27:10.592035030</meta:creation-date>
    <dc:date>2021-10-22T15:30:08.287409024</dc:date>
    <meta:editing-duration>PT2M58S</meta:editing-duration>
    <meta:editing-cycles>1</meta:editing-cycles>
    <meta:document-statistic meta:table-count="0" meta:image-count="0" meta:object-count="0" meta:page-count="1" meta:paragraph-count="18" meta:word-count="34" meta:character-count="377" meta:non-whitespace-character-count="345"/>
    <meta:generator>LibreOffice/6.4.7.2$Linux_X86_64 LibreOffice_project/40$Build-2</meta:generator>
  </office:meta>
</office:document-meta>
</file>